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style:text-autospace="none"/>
      <style:text-properties style:font-name="Segoe UI" fo:font-size="10.5pt" style:font-name-asian="Segoe UI" style:font-size-asian="10.5pt" style:font-name-complex="Segoe UI" style:font-size-complex="10.5pt"/>
    </style:style>
    <style:style style:name="P3" style:family="paragraph" style:parent-style-name="Standard">
      <style:text-properties fo:font-size="26pt" fo:font-weight="bold" style:font-size-asian="26pt" style:font-weight-asian="bold" style:font-size-complex="26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UNTES TEMA 2</text:p>
      <text:p text:style-name="Standard"/>
      <text:p text:style-name="Standard">3/77</text:p>
      <text:p text:style-name="P2">Eficacia es que se resuelva el problema.</text:p>
      <text:p text:style-name="P2">Eficiencia es el coste.</text:p>
      <text:p text:style-name="Standard"/>
      <text:p text:style-name="Standard">5/77</text:p>
      <text:p text:style-name="Standard">En classe mirarem la analisis teorica a priori. No nos da los datos exactos pero si se nos da como va a crecer la curva de coste.</text:p>
      <text:p text:style-name="Standard"/>
      <text:p text:style-name="Standard">6/77</text:p>
      <text:p text:style-name="Standard">El tamaño de un problema se define como: El valor o conjunto de valores asociados a los datos de entrada que representan una medida de la dificultad para su resolución.</text:p>
      <text:p text:style-name="Standard"/>
      <text:p text:style-name="Standard">7/77</text:p>
      <text:p text:style-name="Standard">El coste tempora es una funcion positiva, T no decreciente de la cantidad de tiempo (o espacio) que necesita el algorismo para ejecutarse en función del tamaño del problema.</text:p>
      <text:p text:style-name="Standard"/>
      <text:p text:style-name="Standard">17/77</text:p>
      <text:p text:style-name="Standard"><draw:frame draw:style-name="fr1" draw:name="gráficos1" text:anchor-type="paragraph" svg:width="7.126cm" style:rel-width="scale" svg:height="7.133cm" style:rel-height="scale" draw:z-index="0"><draw:image/></draw:frame>21/77</text:p>
      <text:p text:style-name="Standard">Mirar diapositivas.EDITADA</text:p>
      <text:p text:style-name="Standard"/>
      <text:p text:style-name="Standard"/>
      <text:p text:style-name="P1">24/77</text:p>
      <text:p text:style-name="Standard"/>
      <text:p text:style-name="Standard"/>
      <text:p text:style-name="Standard"><draw:frame draw:style-name="fr1" draw:name="gráficos3" text:anchor-type="paragraph" svg:width="11.716cm" style:rel-width="scale" svg:height="7.004cm" style:rel-height="scale" draw:z-index="1"><draw:image/></draw:frame>30/77</text:p>
      <text:p text:style-name="P3">Cas millor i cas pitjor sempre amb la mateixa talla.</text:p>
      <text:p text:style-name="Standard"/>
      <text:p text:style-name="Standard">31/77</text:p>
      <text:p text:style-name="Standard">ANALISI PER CASOS</text:p>
      <text:p text:style-name="Standard">Esta en todos los examenes.</text:p>
      <text:p text:style-name="Standard"/>
      <text:p text:style-name="Standard">32/77</text:p>
      <text:p text:style-name="Standard">Talla del problema: length. Perque es un recorregut, no una cerca. Si hi haguera un if o un altra condicio, si depen de la talla es un recorregut, si no depen de la talla hi ha instances i es una condicio de cerca.</text:p>
      <text:p text:style-name="Standard"/>
      <text:p text:style-name="Standard">33/77</text:p>
      <text:p text:style-name="Standard">Com aci es una cerca, hi haura un cas millor i un cas pitjor. El cas pitjor seria que no ho trobe i el bucle isca per la primera condicio del bucle, que isca per length. El millor cas sera que el trobe a la primera.</text:p>
      <text:p text:style-name="Standard"/>
      <text:p text:style-name="Standard"/>
      <text:p text:style-name="P4">COSTOS ALGORISMES RECURSIUS:</text:p>
      <text:p text:style-name="Standard">53/77</text:p>
      <text:p text:style-name="Standard">-nombre de cridades recursives. Tant el que puja com el que baixa. (La piramide)</text:p>
      <text:p text:style-name="Standard">-Com se redueix la talla. No es el mateix tindre una talla </text:p>
      <text:p text:style-name="Standard"><text:s/></text:p>
      <text:p text:style-name="Standard">54/77</text:p>
      <text:p text:style-name="Standard">La talla del problema cal mirar els <text:span text:style-name="T1">parametres i el cas base</text:span><text:span text:style-name="T2">, aixo ens diy la talla.</text:span></text:p>
      <text:p text:style-name="Standard"><text:span text:style-name="T2"/></text:p>
      <text:p text:style-name="Standard"><text:span text:style-name="T2">RECORDA:</text:span></text:p>
      <text:p text:style-name="Standard"><text:span text:style-name="T2"><text:tab/>Sumar molt es multiplicar.</text:span></text:p>
      <text:p text:style-name="Standard"><text:span text:style-name="T2"><text:tab/>Restar molt es dividir.</text:span></text:p>
      <text:p text:style-name="Standard"><text:span text:style-name="T2"><text:tab/>Multiplicar molt es fer exponent.</text:span></text:p>
      <text:p text:style-name="Standard"><text:span text:style-name="T2"><text:tab/>Dividir molt es logarisme</text:span></text:p>
      <text:p text:style-name="Standard"><text:span text:style-name="T2"/></text:p>
      <text:p text:style-name="P6"><text:soft-page-break/>El cas millor MAI pot ser el cas base.</text:p>
      <text:p text:style-name="P6"><text:tab/>El cas base es el cas pitjor. Es el que ens servix per saber quan acaba.</text:p>
      <text:p text:style-name="Standard"/>
      <text:p text:style-name="Standard">Cas millor: Tindrer sort i que a la primera ho trob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ETSINF UPV</meta:initial-creator>
    <dc:creator>ETSINF UPV</dc:creator>
    <meta:creation-date>2020-02-18T09:52:00Z</meta:creation-date>
    <dc:date>2020-02-27T12:30:27.76</dc:date>
    <meta:editing-cycles>13</meta:editing-cycles>
    <meta:editing-duration>PT2H51M54S</meta:editing-duration>
    <meta:document-statistic meta:table-count="0" meta:image-count="2" meta:object-count="0" meta:page-count="3" meta:paragraph-count="38" meta:word-count="322" meta:character-count="1694"/>
    <meta:template xlink:type="simple" xlink:actuate="onRequest" xlink:title="" xlink:href="Normal.dotm"/>
  </office:meta>
</office:document-meta>
</file>